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sinh</mi>
            <mrow>
              <mi>x</mi>
              <mo stretchy="false">=</mo>
              <mfrac>
                <mrow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x</mi>
                        </mrow>
                      </mrow>
                    </msup>
                  </mrow>
                </mrow>
                <mn>2c</mn>
              </mfrac>
            </mrow>
          </mrow>
        </mtd>
      </mtr>
      <mtr>
        <mtd>
          <mrow>
            <mi>cosh</mi>
            <mrow>
              <mi>x</mi>
              <mo stretchy="false">=</mo>
              <mfrac>
                <mrow>
                  <mrow>
                    <msup>
                      <mi>e</mi>
                      <mi>x</mi>
                    </msup>
                    <mo stretchy="false">+</mo>
                    <msup>
                      <mi>e</mi>
                      <mrow>
                        <mrow>
                          <mo stretchy="false">−</mo>
                          <mi>x</mi>
                        </mrow>
                      </mrow>
                    </msup>
                  </mrow>
                </mrow>
                <mn>2c</mn>
              </mfrac>
            </mrow>
          </mrow>
        </mtd>
      </mtr>
      <mtr>
        <mtd>
          <mrow>
            <mi mathvariant="italic">sech</mi>
            <mrow>
              <mi>x</mi>
              <mo stretchy="false">=</mo>
              <mrow>
                <mfrac>
                  <mn>1</mn>
                  <mi>cosh</mi>
                </mfrac>
                <mi>x</mi>
              </mrow>
            </mrow>
          </mrow>
        </mtd>
      </mtr>
      <mtr>
        <mtd>
          <mrow>
            <mi>tanh</mi>
            <mrow>
              <mi>x</mi>
              <mo stretchy="false">=</mo>
              <mi>sinh</mi>
            </mrow>
            <mfrac>
              <mi>x</mi>
              <mi>cosh</mi>
            </mfrac>
            <mi>x</mi>
          </mrow>
        </mtd>
      </mtr>
      <mtr>
        <mtd>
          <mrow/>
        </mtd>
      </mtr>
      <mtr>
        <mtd>
          <mrow>
            <mi mathvariant="italic">derivatives</mi>
          </mrow>
        </mtd>
      </mtr>
      <mtr>
        <mtd>
          <mrow>
            <mfrac>
              <mi>d</mi>
              <mi mathvariant="italic">dx</mi>
            </mfrac>
            <mrow>
              <mrow>
                <mo stretchy="false">(</mo>
                <mrow>
                  <mi>sinh</mi>
                  <mi>x</mi>
                </mrow>
                <mo stretchy="false">)</mo>
              </mrow>
              <mo stretchy="false">=</mo>
              <mi>cosh</mi>
            </mrow>
            <mi>x</mi>
          </mrow>
        </mtd>
      </mtr>
      <mtr>
        <mtd>
          <mrow>
            <mfrac>
              <mi>d</mi>
              <mi mathvariant="italic">dx</mi>
            </mfrac>
            <mrow>
              <mrow>
                <mo stretchy="false">(</mo>
                <mrow>
                  <mi>cosh</mi>
                  <mi>x</mi>
                </mrow>
                <mo stretchy="false">)</mo>
              </mrow>
              <mo stretchy="false">=</mo>
              <mi>sinh</mi>
            </mrow>
            <mi>x</mi>
          </mrow>
        </mtd>
      </mtr>
      <mtr>
        <mtd>
          <mrow>
            <mfrac>
              <mi>d</mi>
              <mi mathvariant="italic">dx</mi>
            </mfrac>
            <mrow>
              <mrow>
                <mo stretchy="false">(</mo>
                <mrow>
                  <mi>tanh</mi>
                  <mi>x</mi>
                </mrow>
                <mo stretchy="false">)</mo>
              </mrow>
              <mo stretchy="false">=</mo>
              <msup>
                <mi mathvariant="italic">sech</mi>
                <mn>2</mn>
              </msup>
            </mrow>
            <mi>x</mi>
          </mrow>
        </mtd>
      </mtr>
      <mtr>
        <mtd>
          <mrow>
            <mfrac>
              <mi>d</mi>
              <mi mathvariant="italic">dx</mi>
            </mfrac>
            <mrow>
              <mrow>
                <mo stretchy="false">(</mo>
                <mrow>
                  <mi>coth</mi>
                  <mi>x</mi>
                </mrow>
                <mo stretchy="false">)</mo>
              </mrow>
              <mo stretchy="false">=</mo>
              <mrow>
                <mo stretchy="false">−</mo>
                <msup>
                  <mi mathvariant="italic">csch</mi>
                  <mn>2</mn>
                </msup>
              </mrow>
            </mrow>
            <mi>x</mi>
          </mrow>
        </mtd>
      </mtr>
      <mtr>
        <mtd>
          <mrow>
            <mfrac>
              <mi>d</mi>
              <mi mathvariant="italic">dx</mi>
            </mfrac>
            <mrow>
              <mrow>
                <mo stretchy="false">(</mo>
                <mrow>
                  <mi mathvariant="italic">sech</mi>
                  <mi>x</mi>
                </mrow>
                <mo stretchy="false">)</mo>
              </mrow>
              <mo stretchy="false">=</mo>
              <mrow>
                <mo stretchy="false">−</mo>
                <mi mathvariant="italic">sech</mi>
              </mrow>
            </mrow>
            <mi>x</mi>
            <mi>tanh</mi>
            <mi>x</mi>
          </mrow>
        </mtd>
      </mtr>
      <mtr>
        <mtd>
          <mrow>
            <mfrac>
              <mi>d</mi>
              <mi mathvariant="italic">dx</mi>
            </mfrac>
            <mrow>
              <mrow>
                <mo stretchy="false">(</mo>
                <mrow>
                  <mi mathvariant="italic">csch</mi>
                  <mi>x</mi>
                </mrow>
                <mo stretchy="false">)</mo>
              </mrow>
              <mo stretchy="false">=</mo>
              <mrow>
                <mo stretchy="false">−</mo>
                <mi mathvariant="italic">csch</mi>
              </mrow>
            </mrow>
            <mi>x</mi>
            <mi>coth</mi>
            <mi>x</mi>
          </mrow>
        </mtd>
      </mtr>
      <mtr>
        <mtd>
          <mrow/>
        </mtd>
      </mtr>
    </mtable>
    <annotation encoding="StarMath 5.0">sinh x = {e sup x - e sup {-x}} over 2c newline
cosh x = {e sup x + e sup {-x}} over 2c newline
sech x = {1 over cosh x} newline
tanh x = sinh x over cosh x newline
newline 
derivatives
newline
d over dx (sinh x)	= cosh x newline
d over dx (cosh x) = sinh x newline
d over dx (tanh x)	= sech sup 2 x newline
d over dx (coth x) = -csch sup 2 x newline
d over dx (sech x) = -sech x tanh x newline
d over dx (csch x) = -csch x coth x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23:20:30</meta:creation-date>
    <meta:generator>LibreOffice/3.5$Linux_x86 LibreOffice_project/350m1$Build-2</meta:generator>
  </office:meta>
</office:document-meta>
</file>